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 gestion académique de l’Institut Supérieur d’Informatique</text:p>
      <text:p text:style-name="Standard"/>
      <text:p text:style-name="Standard">À l’Institut supérieur d’informatique, on doit faire l’enregistrement des étudiants qui suivent des cours et des professeurs qui enseignent des cours. </text:p>
      <text:p text:style-name="Standard"/>
      <text:p text:style-name="Standard">Un cours est identifié de façon unique par un numéro de cours, le titre du cours et le nombre d’heures de ce cours (exemple : D06, Base de données, 90). </text:p>
      <text:p text:style-name="Standard"/>
      <text:p text:style-name="Standard">Chez ISI, un élève doit suivre un ou plusieurs cours, et un cours doit être suivi par un ou plusieurs élèves. De plus, un cours peut être enseigné par un ou plusieurs enseignants, et un professeur peut enseigner un ou plusieurs cours.</text:p>
      <text:p text:style-name="Standard"/>
      <text:p text:style-name="Standard">Un étudiant est identifié par son code permanent. On veut aussi connaître son nom, prénom, adresse, numéro de téléphone et date de naissance. (Exemple : GADM70031201, Gadbois, Mireille, 24 des Tulipes Montréal Qc H1R 2G4, (514) 564-7867, 12-mars-1990).</text:p>
      <text:p text:style-name="Standard"/>
      <text:p text:style-name="Standard">Un professeur est identifié de façon unique par son numéro d’assurance sociale (NAS). On veut connaître son nom, prénom, sa date d’embauche à l’ISI, nombre d’années d’expérience avant son embauche, adresse, téléphone (exemple : 000-111-222, Erradi, Abdel, 12-jan-2019,6, 22 rue de l’étoile Montréal Qc H2K 3H4, (514)123-4567). </text:p>
      <text:p text:style-name="Standard"/>
      <text:p text:style-name="Standard">Vous devez :</text:p>
      <text:p text:style-name="Standard"><text:s text:c="4"/>a) Identifier les Types Entités et leurs attributs</text:p>
      <text:p text:style-name="Standard"><text:s text:c="4"/>b) Identifier les Types Associations et leurs attributs</text:p>
      <text:p text:style-name="Standard"><text:s text:c="4"/>c) Identifier les attributs qui sont des identifiants uniques (clé primaire) pour chaque type entité et type association</text:p>
      <text:p text:style-name="Standard"><text:s text:c="4"/>d) Identifier les cardinalités de rôles pour chaque association</text:p>
      <text:p text:style-name="Standard"><text:s text:c="4"/>e) Identifier les cardinalités des attributs pour chaque entité et association</text:p>
      <text:p text:style-name="Standard"><text:s text:c="4"/>f) Dessiner un diagramme avec toutes ces information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7T15:18:16.259398668</meta:creation-date>
    <dc:date>2022-05-25T13:01:59.654967468</dc:date>
    <meta:editing-duration>PT1M39S</meta:editing-duration>
    <meta:editing-cycles>3</meta:editing-cycles>
    <meta:generator>LibreOffice/6.4.7.2$Linux_X86_64 LibreOffice_project/40$Build-2</meta:generator>
    <meta:document-statistic meta:table-count="0" meta:image-count="0" meta:object-count="0" meta:page-count="1" meta:paragraph-count="13" meta:word-count="250" meta:character-count="1634" meta:non-whitespace-character-count="1369"/>
  </office:meta>
</office:document-meta>
</file>